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2.64pt"/>
    </style:style>
    <style:style style:name="co3" style:family="table-column">
      <style:table-column-properties fo:break-before="auto" style:column-width="22.85pt"/>
    </style:style>
    <style:style style:name="co4" style:family="table-column">
      <style:table-column-properties fo:break-before="auto" style:column-width="64.4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59.7pt"/>
    </style:style>
    <style:style style:name="co7" style:family="table-column">
      <style:table-column-properties fo:break-before="auto" style:column-width="25.2pt"/>
    </style:style>
    <style:style style:name="co8" style:family="table-column">
      <style:table-column-properties fo:break-before="auto" style:column-width="14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CK_NACK_TOTAL_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(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αυτην δεν την μετραω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33" calcext:value-type="float">
            <text:p>13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37" calcext:value-type="float">
            <text:p>137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39" calcext:value-type="float">
            <text:p>139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45" calcext:value-type="float">
            <text:p>14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46" calcext:value-type="float">
            <text:p>14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48" calcext:value-type="float">
            <text:p>14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51" calcext:value-type="float">
            <text:p>15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52" calcext:value-type="float">
            <text:p>15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54" calcext:value-type="float">
            <text:p>15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57" calcext:value-type="float">
            <text:p>157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59" calcext:value-type="float">
            <text:p>159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61" calcext:value-type="float">
            <text:p>16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63" calcext:value-type="float">
            <text:p>16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64" calcext:value-type="float">
            <text:p>16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67" calcext:value-type="float">
            <text:p>167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69" calcext:value-type="float">
            <text:p>169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71" calcext:value-type="float">
            <text:p>17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72" calcext:value-type="float">
            <text:p>17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73" calcext:value-type="float">
            <text:p>17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76" calcext:value-type="float">
            <text:p>17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77" calcext:value-type="float">
            <text:p>177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78" calcext:value-type="float">
            <text:p>17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(NACK</text:p>
          </table:table-cell>
          <table:table-cell office:value-type="string" calcext:value-type="string">
            <text:p>PACKETS)</text:p>
          </table:table-cell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00/00/0000</text:date>, <text:time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6T15:40:57.004000000</dc:date>
    <meta:editing-duration>PT22M38S</meta:editing-duration>
    <meta:editing-cycles>1</meta:editing-cycles>
    <meta:document-statistic meta:table-count="1" meta:cell-count="1260" meta:object-count="0"/>
    <meta:generator>LibreOffice/5.2.2.2$Windows_x86 LibreOffice_project/8f96e87c890bf8fa77463cd4b640a2312823f3ad</meta:generator>
  </office:meta>
</office:document-meta>
</file>